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0.59mm"/>
    </style:style>
    <style:style style:name="co2" style:family="table-column">
      <style:table-column-properties fo:break-before="auto" style:column-width="394.56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Movimenti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fo:padding="0.71mm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11">
      <style:table-cell-properties fo:background-color="#ffffff" style:diagonal-bl-tr="none" style:diagonal-tl-br="none" fo:border="none" fo:padding="0.71mm" style:rotation-align="none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/>
    </style:style>
  </office:automatic-styles>
  <office:body>
    <office:spreadsheet>
      <table:calculation-settings table:case-sensitive="false" table:automatic-find-labels="false" table:use-regular-expressions="false"/>
      <table:table table:name="Movimenti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number-columns-repeated="1019" table:default-cell-style-name="ce8"/>
        <table:table-row table:style-name="ro1">
          <table:table-cell table:style-name="ce1" office:value-type="string" calcext:value-type="string">
            <text:p>Rapporto IT 09 U 02008 14709 000102265643 - ASSOCIAZIONE PARTITO PIRATA</text:p>
          </table:table-cell>
          <table:table-cell table:number-columns-repeated="1023"/>
        </table:table-row>
        <table:table-row table:style-name="ro2">
          <table:table-cell table:number-columns-repeated="6"/>
          <table:table-cell table:formula="of:=SUM([.D5:.D91])" office:value-type="float" office:value="-1485.53" calcext:value-type="float">
            <text:p>-1485,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2" table:number-rows-spanned="1">
            <text:p>Data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Descrizione</text:p>
          </table:table-cell>
          <table:table-cell table:style-name="ce3" office:value-type="string" calcext:value-type="string" table:number-columns-spanned="1" table:number-rows-spanned="2">
            <text:p>EUR</text:p>
          </table:table-cell>
          <table:table-cell table:style-name="ce3" office:value-type="string" calcext:value-type="string" table:number-columns-spanned="1" table:number-rows-spanned="2">
            <text:p>Caus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peraz.</text:p>
          </table:table-cell>
          <table:table-cell table:style-name="ce3" office:value-type="string" calcext:value-type="string">
            <text:p>Valuta</text:p>
          </table:table-cell>
          <table:covered-table-cell table:number-columns-repeated="3" table:style-name="ce3"/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4-08" calcext:value-type="date">
            <text:p>08/04/2019</text:p>
          </table:table-cell>
          <table:table-cell table:style-name="ce5" office:value-type="string" calcext:value-type="string">
            <text:p>COMMISSIONI - PROVVIGIONI - SPESE Addeb. del 31/03/2019 REB 40102703 - MULTIC. BUS.</text:p>
          </table:table-cell>
          <table:table-cell table:style-name="ce6" office:value-type="float" office:value="-6.1" calcext:value-type="float">
            <text:p>-6,10</text:p>
          </table:table-cell>
          <table:table-cell table:style-name="ce7" office:value-type="string" calcext:value-type="string">
            <text:p>016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4-09" calcext:value-type="date">
            <text:p>09/04/2019</text:p>
          </table:table-cell>
          <table:table-cell table:style-name="ce4" office:value-type="date" office:date-value="2019-04-06" calcext:value-type="date">
            <text:p>06/04/2019</text:p>
          </table:table-cell>
          <table:table-cell table:style-name="ce5" office:value-type="string" calcext:value-type="string">
            <text:p>PAGAMENTO VISA E-Commerce del 06/04/2019 CARTA *0971 <text:s text:c="3"/>DI EUR <text:s text:c="10"/>79,80 45991019 NTV WWW.ITALOTRE ROMA</text:p>
          </table:table-cell>
          <table:table-cell table:style-name="ce6" office:value-type="float" office:value="-79.8" calcext:value-type="float">
            <text:p>-79,80</text:p>
          </table:table-cell>
          <table:table-cell table:style-name="ce7" office:value-type="string" calcext:value-type="string">
            <text:p>043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4-10" calcext:value-type="date">
            <text:p>10/04/2019</text:p>
          </table:table-cell>
          <table:table-cell table:style-name="ce5" office:value-type="string" calcext:value-type="string">
            <text:p>BONIFICO A VOSTRO FAVORE BONIFICO SEPA DA <text:s/>XXX PER <text:s/>Quota 2016 COMM <text:s text:c="13"/>0,00 SPESE <text:s text:c="13"/>0,00 TRN 1001191008000076</text:p>
          </table:table-cell>
          <table:table-cell table:style-name="ce6" office:value-type="float" office:value="10" calcext:value-type="float">
            <text:p>1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4-10" calcext:value-type="date">
            <text:p>10/04/2019</text:p>
          </table:table-cell>
          <table:table-cell table:style-name="ce5" office:value-type="string" calcext:value-type="string">
            <text:p>BONIFICO A VOSTRO FAVORE BONIFICO SEPA DA <text:s/>XXX <text:s/>PER <text:s/>Quota 2017 COMM <text:s text:c="13"/>0,00 SPESE <text:s text:c="13"/>0,00 TRN 1001191008000077</text:p>
          </table:table-cell>
          <table:table-cell table:style-name="ce6" office:value-type="float" office:value="10" calcext:value-type="float">
            <text:p>1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4-10" calcext:value-type="date">
            <text:p>10/04/2019</text:p>
          </table:table-cell>
          <table:table-cell table:style-name="ce5" office:value-type="string" calcext:value-type="string">
            <text:p>BONIFICO A VOSTRO FAVORE BONIFICO SEPA DA <text:s/>XXX <text:s/>PER <text:s/>Quota 2018 COMM <text:s text:c="13"/>0,00 SPESE <text:s text:c="13"/>0,00 TRN 1001191008000078</text:p>
          </table:table-cell>
          <table:table-cell table:style-name="ce6" office:value-type="float" office:value="10" calcext:value-type="float">
            <text:p>1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4-10" calcext:value-type="date">
            <text:p>10/04/2019</text:p>
          </table:table-cell>
          <table:table-cell table:style-name="ce5" office:value-type="string" calcext:value-type="string">
            <text:p>BONIFICO A VOSTRO FAVORE BONIFICO SEPA DA XXX <text:s/>PER <text:s/>Quota 2019 COMM <text:s text:c="13"/>0,00 SPESE <text:s text:c="13"/>0,00 TRN 1001191008000079</text:p>
          </table:table-cell>
          <table:table-cell table:style-name="ce6" office:value-type="float" office:value="10" calcext:value-type="float">
            <text:p>1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4-10" calcext:value-type="date">
            <text:p>10/04/2019</text:p>
          </table:table-cell>
          <table:table-cell table:style-name="ce5" office:value-type="string" calcext:value-type="string">
            <text:p>BONIFICO A VOSTRO FAVORE BONIFICO SEPA DA <text:s/>XXX PER <text:s/>quota iscrizione COMM <text:s text:c="13"/>0,00 SPESE <text:s text:c="13"/>0,00 TRN 1001191007019851</text:p>
          </table:table-cell>
          <table:table-cell table:style-name="ce6" office:value-type="float" office:value="20" calcext:value-type="float">
            <text:p>2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4-11" calcext:value-type="date">
            <text:p>11/04/2019</text:p>
          </table:table-cell>
          <table:table-cell table:style-name="ce5" office:value-type="string" calcext:value-type="string">
            <text:p>BONIFICO A VOSTRO FAVORE BONIFICO SEPA DA XXX PER <text:s/>quota associativa e donazione COMM <text:s text:c="13"/>0,00 SPESE <text:s text:c="13"/>0,00 TRN 1001191017015240</text:p>
          </table:table-cell>
          <table:table-cell table:style-name="ce6" office:value-type="float" office:value="200" calcext:value-type="float">
            <text:p>20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4-11" calcext:value-type="date">
            <text:p>11/04/2019</text:p>
          </table:table-cell>
          <table:table-cell table:style-name="ce5" office:value-type="string" calcext:value-type="string">
            <text:p>BONIFICO A VOSTRO FAVORE BONIFICO SEPA DA <text:s/>XXX COMM <text:s text:c="13"/>0,00 SPESE <text:s text:c="13"/>0,00 COMM SERV <text:s text:c="13"/>0,00 TRN 1001191017020461</text:p>
          </table:table-cell>
          <table:table-cell table:style-name="ce6" office:value-type="float" office:value="10" calcext:value-type="float">
            <text:p>1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4-16" calcext:value-type="date">
            <text:p>16/04/2019</text:p>
          </table:table-cell>
          <table:table-cell table:style-name="ce5" office:value-type="string" calcext:value-type="string">
            <text:p>BONIFICO A VOSTRO FAVORE BONIFICO SEPA DA <text:s/>XXX PER <text:s/>Pagamento quota iscrizione – XXX TRN 1001191067000977</text:p>
          </table:table-cell>
          <table:table-cell table:style-name="ce6" office:value-type="float" office:value="10" calcext:value-type="float">
            <text:p>1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4-16" calcext:value-type="date">
            <text:p>16/04/2019</text:p>
          </table:table-cell>
          <table:table-cell table:style-name="ce5" office:value-type="string" calcext:value-type="string">
            <text:p>DISPOSIZIONE DI BONIFICO BONIFICO SEPA A <text:s/>SEBASTIAN ALSCHER PER <text:s/>AUTENTICAZIONE FIRMA AMBASCIATA ITA LIA IN GERMANIA E SPEDIZIONE LETTER TRN 1101191020000404</text:p>
          </table:table-cell>
          <table:table-cell table:style-name="ce6" office:value-type="float" office:value="-19" calcext:value-type="float">
            <text:p>-19,00</text:p>
          </table:table-cell>
          <table:table-cell table:style-name="ce7" office:value-type="string" calcext:value-type="string">
            <text:p>20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4-18" calcext:value-type="date">
            <text:p>18/04/2019</text:p>
          </table:table-cell>
          <table:table-cell table:style-name="ce5" office:value-type="string" calcext:value-type="string">
            <text:p>BONIFICO A VOSTRO FAVORE BONIFICO ISTANTANEO DEL 18.04.2019 ALLE 16.15.35 DA <text:s/>XXX PER <text:s/>quota annuale associativa TRN <text:s/>1091191083172444</text:p>
          </table:table-cell>
          <table:table-cell table:style-name="ce6" office:value-type="float" office:value="10" calcext:value-type="float">
            <text:p>1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4-25" calcext:value-type="date">
            <text:p>25/04/2019</text:p>
          </table:table-cell>
          <table:table-cell table:style-name="ce5" office:value-type="string" calcext:value-type="string">
            <text:p>BONIFICO A VOSTRO FAVORE BONIFICO SEPA DA <text:s/>XXX PER <text:s/>adesione XXX COMM <text:s text:c="13"/>0,00 SPESE <text:s text:c="13"/>0,00 TRN 1001191157001055</text:p>
          </table:table-cell>
          <table:table-cell table:style-name="ce6" office:value-type="float" office:value="10" calcext:value-type="float">
            <text:p>1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4-26" calcext:value-type="date">
            <text:p>26/04/2019</text:p>
          </table:table-cell>
          <table:table-cell table:style-name="ce5" office:value-type="string" calcext:value-type="string">
            <text:p>BONIFICO A VOSTRO FAVORE BONIFICO SEPA DA <text:s/>XXX PER <text:s/>Pagamento quota iscrizione COMM <text:s text:c="13"/>0,00 SPESE <text:s text:c="13"/>0,00 TRN 1001191167004780</text:p>
          </table:table-cell>
          <table:table-cell table:style-name="ce6" office:value-type="float" office:value="10" calcext:value-type="float">
            <text:p>1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4-29" calcext:value-type="date">
            <text:p>29/04/2019</text:p>
          </table:table-cell>
          <table:table-cell table:style-name="ce5" office:value-type="string" calcext:value-type="string">
            <text:p>BONIFICO A VOSTRO FAVORE BONIFICO SEPA DA <text:s/>XXX PER <text:s/>Pagamento quota iscrizione <text:s/>remote XXX TRN 1001191197001739</text:p>
          </table:table-cell>
          <table:table-cell table:style-name="ce6" office:value-type="float" office:value="10" calcext:value-type="float">
            <text:p>1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5-02" calcext:value-type="date">
            <text:p>02/05/2019</text:p>
          </table:table-cell>
          <table:table-cell table:style-name="ce4" office:value-type="date" office:date-value="2019-05-01" calcext:value-type="date">
            <text:p>01/05/2019</text:p>
          </table:table-cell>
          <table:table-cell table:style-name="ce5" office:value-type="string" calcext:value-type="string">
            <text:p>IMPRENDO ONE <text:s/>COSTO FISSO MESE DI APRILE 2019</text:p>
          </table:table-cell>
          <table:table-cell table:style-name="ce6" office:value-type="float" office:value="-10" calcext:value-type="float">
            <text:p>-10,00</text:p>
          </table:table-cell>
          <table:table-cell table:style-name="ce7" office:value-type="string" calcext:value-type="string">
            <text:p>19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02" calcext:value-type="date">
            <text:p>02/05/2019</text:p>
          </table:table-cell>
          <table:table-cell table:style-name="ce5" office:value-type="string" calcext:value-type="string">
            <text:p>BONIFICO A VOSTRO FAVORE BONIFICO SEPA DA <text:s/>XXX PER <text:s/>Pagamento quota iscrizione di XXX TRN 1201191220438104</text:p>
          </table:table-cell>
          <table:table-cell table:style-name="ce6" office:value-type="float" office:value="10" calcext:value-type="float">
            <text:p>1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5-03" calcext:value-type="date">
            <text:p>03/05/2019</text:p>
          </table:table-cell>
          <table:table-cell table:style-name="ce4" office:value-type="date" office:date-value="2019-05-01" calcext:value-type="date">
            <text:p>01/05/2019</text:p>
          </table:table-cell>
          <table:table-cell table:style-name="ce5" office:value-type="string" calcext:value-type="string">
            <text:p>PAGAMENTO VISA del 01/05/2019 CARTA *0971 <text:s text:c="3"/>DI USD <text:s text:c="9"/>208,55 DIGITALOCEAN.COM DIGITALOCEAN.</text:p>
          </table:table-cell>
          <table:table-cell table:style-name="ce6" office:value-type="float" office:value="-186.42" calcext:value-type="float">
            <text:p>-186,42</text:p>
          </table:table-cell>
          <table:table-cell table:style-name="ce7" office:value-type="string" calcext:value-type="string">
            <text:p>043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5-03" calcext:value-type="date">
            <text:p>03/05/2019</text:p>
          </table:table-cell>
          <table:table-cell table:style-name="ce4" office:value-type="date" office:date-value="2019-05-01" calcext:value-type="date">
            <text:p>01/05/2019</text:p>
          </table:table-cell>
          <table:table-cell table:style-name="ce5" office:value-type="string" calcext:value-type="string">
            <text:p>COMMISSIONI - PROVVIGIONI - SPESE PAGAMENTO VISA del 01/05/2019 CARTA *0971 <text:s text:c="3"/>DI USD <text:s text:c="9"/>208,55 DIGITALOCEAN.COM <text:s text:c="9"/>DIGITALOCEAN. COMMISSIONE PER OPERAZIONE IN VALUTA EXTRA EURO</text:p>
          </table:table-cell>
          <table:table-cell table:style-name="ce6" office:value-type="float" office:value="-3.26" calcext:value-type="float">
            <text:p>-3,26</text:p>
          </table:table-cell>
          <table:table-cell table:style-name="ce7" office:value-type="string" calcext:value-type="string">
            <text:p>016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03" calcext:value-type="date">
            <text:p>03/05/2019</text:p>
          </table:table-cell>
          <table:table-cell table:style-name="ce5" office:value-type="string" calcext:value-type="string">
            <text:p>BONIFICO A VOSTRO FAVORE BONIFICO SEPA DA <text:s/>XXX PER <text:s/>Pagamento quota iscrizione XXX TRN 1001191237024757</text:p>
          </table:table-cell>
          <table:table-cell table:style-name="ce6" office:value-type="float" office:value="10" calcext:value-type="float">
            <text:p>1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07" calcext:value-type="date">
            <text:p>07/05/2019</text:p>
          </table:table-cell>
          <table:table-cell table:style-name="ce5" office:value-type="string" calcext:value-type="string">
            <text:p>BONIFICO A VOSTRO FAVORE BONIFICO SEPA DA <text:s/>XXX PER <text:s/>PAGAMENTO QUOTA ISCRIZIONE - XXX TRN 1001191277000181</text:p>
          </table:table-cell>
          <table:table-cell table:style-name="ce6" office:value-type="float" office:value="20" calcext:value-type="float">
            <text:p>2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07" calcext:value-type="date">
            <text:p>07/05/2019</text:p>
          </table:table-cell>
          <table:table-cell table:style-name="ce5" office:value-type="string" calcext:value-type="string">
            <text:p>BONIFICO A VOSTRO FAVORE BONIFICO SEPA DA <text:s/>XXX PER <text:s/>quota associativa COMM <text:s text:c="13"/>0,00 SPESE <text:s text:c="13"/>0,00 TRN 1001191277024406</text:p>
          </table:table-cell>
          <table:table-cell table:style-name="ce6" office:value-type="float" office:value="10" calcext:value-type="float">
            <text:p>1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09" calcext:value-type="date">
            <text:p>09/05/2019</text:p>
          </table:table-cell>
          <table:table-cell table:style-name="ce5" office:value-type="string" calcext:value-type="string">
            <text:p>COMMISSIONI - PROVVIGIONI - SPESE Addeb. del 30/04/2019 REB 40102703 - MULTIC. BUS.</text:p>
          </table:table-cell>
          <table:table-cell table:style-name="ce6" office:value-type="float" office:value="-6.1" calcext:value-type="float">
            <text:p>-6,10</text:p>
          </table:table-cell>
          <table:table-cell table:style-name="ce7" office:value-type="string" calcext:value-type="string">
            <text:p>016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10" calcext:value-type="date">
            <text:p>10/05/2019</text:p>
          </table:table-cell>
          <table:table-cell table:style-name="ce5" office:value-type="string" calcext:value-type="string">
            <text:p>BONIFICO A VOSTRO FAVORE BONIFICO SEPA DA <text:s/>XXX PER <text:s/>Fondo Evariste Gal0is COMM <text:s text:c="13"/>0,00 SPESE <text:s text:c="13"/>0,00 TRN 1001191307000271</text:p>
          </table:table-cell>
          <table:table-cell table:style-name="ce6" office:value-type="float" office:value="20" calcext:value-type="float">
            <text:p>2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10" calcext:value-type="date">
            <text:p>10/05/2019</text:p>
          </table:table-cell>
          <table:table-cell table:style-name="ce5" office:value-type="string" calcext:value-type="string">
            <text:p>BONIFICO A VOSTRO FAVORE BONIFICO SEPA DA XXX PER <text:s/>XXX COMM <text:s text:c="13"/>0,00 SPESE <text:s text:c="13"/>0,00 TRN 1201191300247753</text:p>
          </table:table-cell>
          <table:table-cell table:style-name="ce6" office:value-type="float" office:value="10" calcext:value-type="float">
            <text:p>1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13" calcext:value-type="date">
            <text:p>13/05/2019</text:p>
          </table:table-cell>
          <table:table-cell table:style-name="ce5" office:value-type="string" calcext:value-type="string">
            <text:p>BONIFICO A VOSTRO FAVORE BONIFICO SEPA DA <text:s/>XXX PER <text:s/>Fondo Evariste Gal0is COMM <text:s text:c="13"/>0,00 SPESE <text:s text:c="13"/>0,00 TRN 1001191337029066</text:p>
          </table:table-cell>
          <table:table-cell table:style-name="ce6" office:value-type="float" office:value="50" calcext:value-type="float">
            <text:p>5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14" calcext:value-type="date">
            <text:p>14/05/2019</text:p>
          </table:table-cell>
          <table:table-cell table:style-name="ce5" office:value-type="string" calcext:value-type="string">
            <text:p>BONIFICO A VOSTRO FAVORE BONIFICO SEPA DA <text:s/>XXX PER <text:s/>pagamento quota iscrizione COMM <text:s text:c="13"/>0,00 SPESE <text:s text:c="13"/>0,00 TRN 1001191347009888</text:p>
          </table:table-cell>
          <table:table-cell table:style-name="ce6" office:value-type="float" office:value="10" calcext:value-type="float">
            <text:p>1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16" calcext:value-type="date">
            <text:p>16/05/2019</text:p>
          </table:table-cell>
          <table:table-cell table:style-name="ce5" office:value-type="string" calcext:value-type="string">
            <text:p>BONIFICO A VOSTRO FAVORE BONIFICO SEPA DA <text:s/>XXX PER <text:s/>Versamento quota annuale XXX TRN 1001191367022355</text:p>
          </table:table-cell>
          <table:table-cell table:style-name="ce6" office:value-type="float" office:value="20" calcext:value-type="float">
            <text:p>2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17" calcext:value-type="date">
            <text:p>17/05/2019</text:p>
          </table:table-cell>
          <table:table-cell table:style-name="ce5" office:value-type="string" calcext:value-type="string">
            <text:p>BONIFICO A VOSTRO FAVORE BONIFICO SEPA DA <text:s/>XXX PER <text:s/>PAGAMENTO QUOTA ISCRIZIONE (DISOCCU PATO) TRN 1001191377018988</text:p>
          </table:table-cell>
          <table:table-cell table:style-name="ce6" office:value-type="float" office:value="5" calcext:value-type="float">
            <text:p>5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21" calcext:value-type="date">
            <text:p>21/05/2019</text:p>
          </table:table-cell>
          <table:table-cell table:style-name="ce5" office:value-type="string" calcext:value-type="string">
            <text:p>BONIFICO A VOSTRO FAVORE BONIFICO SEPA DA <text:s/>XXX PER <text:s/>XXX QUOTA ANNUAL E ASSOCIATIVA TRN 1001191417008472</text:p>
          </table:table-cell>
          <table:table-cell table:style-name="ce6" office:value-type="float" office:value="10" calcext:value-type="float">
            <text:p>1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27" calcext:value-type="date">
            <text:p>27/05/2019</text:p>
          </table:table-cell>
          <table:table-cell table:style-name="ce5" office:value-type="string" calcext:value-type="string">
            <text:p>BONIFICO A VOSTRO FAVORE BONIFICO SEPA DA <text:s/>XXX PER <text:s/>PAGAMENTO QUOTA ISCRIZIONE COMM <text:s text:c="13"/>0,00 SPESE <text:s text:c="13"/>0,00 TRN 1001191477026638</text:p>
          </table:table-cell>
          <table:table-cell table:style-name="ce6" office:value-type="float" office:value="10" calcext:value-type="float">
            <text:p>1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27" calcext:value-type="date">
            <text:p>27/05/2019</text:p>
          </table:table-cell>
          <table:table-cell table:style-name="ce5" office:value-type="string" calcext:value-type="string">
            <text:p>BONIFICO A VOSTRO FAVORE BONIFICO SEPA DA <text:s/>XXX PER <text:s/>Quota iscrizione 2019 di XXX TRN 1001191477038161</text:p>
          </table:table-cell>
          <table:table-cell table:style-name="ce6" office:value-type="float" office:value="10" calcext:value-type="float">
            <text:p>1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29" calcext:value-type="date">
            <text:p>29/05/2019</text:p>
          </table:table-cell>
          <table:table-cell table:style-name="ce5" office:value-type="string" calcext:value-type="string">
            <text:p>BONIFICO A VOSTRO FAVORE BONIFICO SEPA DA <text:s/>XXX PER <text:s/>DONAZIONE COMM <text:s text:c="13"/>0,00 SPESE <text:s text:c="13"/>0,00 TRN 1001191497005561</text:p>
          </table:table-cell>
          <table:table-cell table:style-name="ce6" office:value-type="float" office:value="5" calcext:value-type="float">
            <text:p>5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29" calcext:value-type="date">
            <text:p>29/05/2019</text:p>
          </table:table-cell>
          <table:table-cell table:style-name="ce5" office:value-type="string" calcext:value-type="string">
            <text:p>BONIFICO A VOSTRO FAVORE BONIFICO SEPA DA <text:s/>XXX PER <text:s/>quote iscrizione ann <text:s text:c="15"/>o 2018 e 2019 TRN 1001191497013474</text:p>
          </table:table-cell>
          <table:table-cell table:style-name="ce6" office:value-type="float" office:value="20" calcext:value-type="float">
            <text:p>2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30" calcext:value-type="date">
            <text:p>30/05/2019</text:p>
          </table:table-cell>
          <table:table-cell table:style-name="ce5" office:value-type="string" calcext:value-type="string">
            <text:p>BONIFICO A VOSTRO FAVORE BONIFICO SEPA DA <text:s/>XXX PER <text:s/>PAGAMENTO QUOTA ISCRIZIONE COMM <text:s text:c="13"/>0,00 SPESE <text:s text:c="13"/>0,00 TRN 1001191507006987</text:p>
          </table:table-cell>
          <table:table-cell table:style-name="ce6" office:value-type="float" office:value="10" calcext:value-type="float">
            <text:p>1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6-03" calcext:value-type="date">
            <text:p>03/06/2019</text:p>
          </table:table-cell>
          <table:table-cell table:style-name="ce4" office:value-type="date" office:date-value="2019-06-01" calcext:value-type="date">
            <text:p>01/06/2019</text:p>
          </table:table-cell>
          <table:table-cell table:style-name="ce5" office:value-type="string" calcext:value-type="string">
            <text:p>IMPRENDO ONE <text:s/>COSTO FISSO MESE DI MAGGIO 2019</text:p>
          </table:table-cell>
          <table:table-cell table:style-name="ce6" office:value-type="float" office:value="-10" calcext:value-type="float">
            <text:p>-10,00</text:p>
          </table:table-cell>
          <table:table-cell table:style-name="ce7" office:value-type="string" calcext:value-type="string">
            <text:p>198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6-03" calcext:value-type="date">
            <text:p>03/06/2019</text:p>
          </table:table-cell>
          <table:table-cell table:style-name="ce4" office:value-type="date" office:date-value="2019-06-01" calcext:value-type="date">
            <text:p>01/06/2019</text:p>
          </table:table-cell>
          <table:table-cell table:style-name="ce5" office:value-type="string" calcext:value-type="string">
            <text:p>PAGAMENTO VISA del 01/06/2019 CARTA *0971 <text:s text:c="3"/>DI USD <text:s text:c="9"/>241,57 DIGITALOCEAN.COM DIGITALOCEAN.</text:p>
          </table:table-cell>
          <table:table-cell table:style-name="ce6" office:value-type="float" office:value="-217.16" calcext:value-type="float">
            <text:p>-217,16</text:p>
          </table:table-cell>
          <table:table-cell table:style-name="ce7" office:value-type="string" calcext:value-type="string">
            <text:p>043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6-03" calcext:value-type="date">
            <text:p>03/06/2019</text:p>
          </table:table-cell>
          <table:table-cell table:style-name="ce4" office:value-type="date" office:date-value="2019-06-01" calcext:value-type="date">
            <text:p>01/06/2019</text:p>
          </table:table-cell>
          <table:table-cell table:style-name="ce5" office:value-type="string" calcext:value-type="string">
            <text:p>COMMISSIONI - PROVVIGIONI - SPESE PAGAMENTO VISA del 01/06/2019 CARTA *0971 <text:s text:c="3"/>DI USD <text:s text:c="9"/>241,57 DIGITALOCEAN.COM <text:s text:c="9"/>DIGITALOCEAN. COMMISSIONE PER OPERAZIONE IN VALUTA EXTRA EURO</text:p>
          </table:table-cell>
          <table:table-cell table:style-name="ce6" office:value-type="float" office:value="-3.8" calcext:value-type="float">
            <text:p>-3,80</text:p>
          </table:table-cell>
          <table:table-cell table:style-name="ce7" office:value-type="string" calcext:value-type="string">
            <text:p>016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6-04" calcext:value-type="date">
            <text:p>04/06/2019</text:p>
          </table:table-cell>
          <table:table-cell table:style-name="ce5" office:value-type="string" calcext:value-type="string">
            <text:p>BONIFICO A VOSTRO FAVORE BONIFICO SEPA DA <text:s/>XXX PER <text:s/>Pagamento quota iscrizione XXX TRN 1001191557024259</text:p>
          </table:table-cell>
          <table:table-cell table:style-name="ce6" office:value-type="float" office:value="10" calcext:value-type="float">
            <text:p>1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6-10" calcext:value-type="date">
            <text:p>10/06/2019</text:p>
          </table:table-cell>
          <table:table-cell table:style-name="ce5" office:value-type="string" calcext:value-type="string">
            <text:p>COMMISSIONI - PROVVIGIONI - SPESE Addeb. del 31/05/2019 REB 40102703 - MULTIC. BUS.</text:p>
          </table:table-cell>
          <table:table-cell table:style-name="ce6" office:value-type="float" office:value="-6.1" calcext:value-type="float">
            <text:p>-6,10</text:p>
          </table:table-cell>
          <table:table-cell table:style-name="ce7" office:value-type="string" calcext:value-type="string">
            <text:p>016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6-11" calcext:value-type="date">
            <text:p>11/06/2019</text:p>
          </table:table-cell>
          <table:table-cell table:style-name="ce5" office:value-type="string" calcext:value-type="string">
            <text:p>BONIFICO A VOSTRO FAVORE BONIFICO SEPA DA <text:s/>XXX PER <text:s/>DONAZIONE 2019 COMM <text:s text:c="13"/>0,00 SPESE <text:s text:c="13"/>0,00 TRN 1001191627034870</text:p>
          </table:table-cell>
          <table:table-cell table:style-name="ce6" office:value-type="float" office:value="30" calcext:value-type="float">
            <text:p>3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6-17" calcext:value-type="date">
            <text:p>17/06/2019</text:p>
          </table:table-cell>
          <table:table-cell table:style-name="ce5" office:value-type="string" calcext:value-type="string">
            <text:p>ADDEBITO SEPA DD PER FATTURA A VOSTRO CARICO Incasso 1005866645389 PAYPAL SDD da LU96ZZZ0000000000000000058 PayPal (Europe) S.a.r.l. et Cie., S.C.A. mandato nr. 5ZN2224WHVY7S</text:p>
          </table:table-cell>
          <table:table-cell table:style-name="ce6" office:value-type="float" office:value="-70.58" calcext:value-type="float">
            <text:p>-70,58</text:p>
          </table:table-cell>
          <table:table-cell table:style-name="ce7" office:value-type="string" calcext:value-type="string">
            <text:p>280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6-20" calcext:value-type="date">
            <text:p>20/06/2019</text:p>
          </table:table-cell>
          <table:table-cell table:style-name="ce5" office:value-type="string" calcext:value-type="string">
            <text:p>BONIFICO A VOSTRO FAVORE BONIFICO SEPA DA <text:s/>XXX COMM <text:s text:c="13"/>0,00 SPESE <text:s text:c="13"/>0,00 COMM SERV <text:s text:c="13"/>0,00 TRN 1001191717003923</text:p>
          </table:table-cell>
          <table:table-cell table:style-name="ce6" office:value-type="float" office:value="10" calcext:value-type="float">
            <text:p>1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6-21" calcext:value-type="date">
            <text:p>21/06/2019</text:p>
          </table:table-cell>
          <table:table-cell table:style-name="ce5" office:value-type="string" calcext:value-type="string">
            <text:p>BONIFICO A VOSTRO FAVORE BONIFICO SEPA DA <text:s/>XXX PER <text:s/>Quota associativa 2019, ahoy COMM <text:s text:c="13"/>0,00 SPESE <text:s text:c="13"/>0,00 TRN 1001191727028123</text:p>
          </table:table-cell>
          <table:table-cell table:style-name="ce6" office:value-type="float" office:value="10" calcext:value-type="float">
            <text:p>1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6-24" calcext:value-type="date">
            <text:p>24/06/2019</text:p>
          </table:table-cell>
          <table:table-cell table:style-name="ce5" office:value-type="string" calcext:value-type="string">
            <text:p>BONIFICO A VOSTRO FAVORE BONIFICO SEPA DA <text:s/>XXX PER <text:s/>Pagamento quote arretrate iscrizion e Associazione Partito Pirata a nom TRN 1001191757016304</text:p>
          </table:table-cell>
          <table:table-cell table:style-name="ce6" office:value-type="float" office:value="40" calcext:value-type="float">
            <text:p>4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6-25" calcext:value-type="date">
            <text:p>25/06/2019</text:p>
          </table:table-cell>
          <table:table-cell table:style-name="ce5" office:value-type="string" calcext:value-type="string">
            <text:p>BONIFICO A VOSTRO FAVORE BONIFICO SEPA DA <text:s/>XXX PER <text:s/>quota associativa anno 2019 e anno 2020, visto che il 19 ho tardato an TRN 1001191768016849</text:p>
          </table:table-cell>
          <table:table-cell table:style-name="ce6" office:value-type="float" office:value="20" calcext:value-type="float">
            <text:p>2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6-26" calcext:value-type="date">
            <text:p>26/06/2019</text:p>
          </table:table-cell>
          <table:table-cell table:style-name="ce5" office:value-type="string" calcext:value-type="string">
            <text:p>BONIFICO A VOSTRO FAVORE BONIFICO SEPA DA <text:s/>XXX PER <text:s/>Quota 2019 XXX (storno) COMM <text:s text:c="13"/>0,00 SPESE <text:s text:c="13"/>0,00 TRN 1001191777002774</text:p>
          </table:table-cell>
          <table:table-cell table:style-name="ce6" office:value-type="float" office:value="10" calcext:value-type="float">
            <text:p>1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6-26" calcext:value-type="date">
            <text:p>26/06/2019</text:p>
          </table:table-cell>
          <table:table-cell table:style-name="ce5" office:value-type="string" calcext:value-type="string">
            <text:p>BONIFICO A VOSTRO FAVORE BONIFICO SEPA DA <text:s/>XXX PER <text:s/>Benef. Associazione Partito Pirata ta iscrizione TRN 1001191777007920</text:p>
          </table:table-cell>
          <table:table-cell table:style-name="ce6" office:value-type="float" office:value="10" calcext:value-type="float">
            <text:p>1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6-30" calcext:value-type="date">
            <text:p>30/06/2019</text:p>
          </table:table-cell>
          <table:table-cell table:style-name="ce5" office:value-type="string" calcext:value-type="string">
            <text:p>COMPETENZE (INTERESSI/ONERI)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string" calcext:value-type="string">
            <text:p>01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7-01" calcext:value-type="date">
            <text:p>01/07/2019</text:p>
          </table:table-cell>
          <table:table-cell table:style-name="ce5" office:value-type="string" calcext:value-type="string">
            <text:p>IMPRENDO ONE <text:s/>COSTO FISSO MESE DI GIUGNO 2019</text:p>
          </table:table-cell>
          <table:table-cell table:style-name="ce6" office:value-type="float" office:value="-10" calcext:value-type="float">
            <text:p>-10,00</text:p>
          </table:table-cell>
          <table:table-cell table:style-name="ce7" office:value-type="string" calcext:value-type="string">
            <text:p>198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7-01" calcext:value-type="date">
            <text:p>01/07/2019</text:p>
          </table:table-cell>
          <table:table-cell table:style-name="ce4" office:value-type="date" office:date-value="2019-06-30" calcext:value-type="date">
            <text:p>30/06/2019</text:p>
          </table:table-cell>
          <table:table-cell table:style-name="ce5" office:value-type="string" calcext:value-type="string">
            <text:p>IMPOSTA BOLLO CONTO CORRENTE DPR642/72-DM24/5/2012</text:p>
          </table:table-cell>
          <table:table-cell table:style-name="ce6" office:value-type="float" office:value="-24.93" calcext:value-type="float">
            <text:p>-24,93</text:p>
          </table:table-cell>
          <table:table-cell table:style-name="ce7" office:value-type="string" calcext:value-type="string">
            <text:p>219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7-03" calcext:value-type="date">
            <text:p>03/07/2019</text:p>
          </table:table-cell>
          <table:table-cell table:style-name="ce4" office:value-type="date" office:date-value="2019-07-01" calcext:value-type="date">
            <text:p>01/07/2019</text:p>
          </table:table-cell>
          <table:table-cell table:style-name="ce5" office:value-type="string" calcext:value-type="string">
            <text:p>PAGAMENTO VISA del 01/07/2019 CARTA *0971 <text:s text:c="3"/>DI USD <text:s text:c="9"/>364,40 DIGITALOCEAN.COM DIGITALOCEAN.</text:p>
          </table:table-cell>
          <table:table-cell table:style-name="ce6" office:value-type="float" office:value="-323.05" calcext:value-type="float">
            <text:p>-323,05</text:p>
          </table:table-cell>
          <table:table-cell table:style-name="ce7" office:value-type="string" calcext:value-type="string">
            <text:p>043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7-03" calcext:value-type="date">
            <text:p>03/07/2019</text:p>
          </table:table-cell>
          <table:table-cell table:style-name="ce4" office:value-type="date" office:date-value="2019-07-01" calcext:value-type="date">
            <text:p>01/07/2019</text:p>
          </table:table-cell>
          <table:table-cell table:style-name="ce5" office:value-type="string" calcext:value-type="string">
            <text:p>COMMISSIONI - PROVVIGIONI - SPESE PAGAMENTO VISA del 01/07/2019 CARTA *0971 <text:s text:c="3"/>DI USD <text:s text:c="9"/>364,40 DIGITALOCEAN.COM <text:s text:c="9"/>DIGITALOCEAN. COMMISSIONE PER OPERAZIONE IN VALUTA EXTRA EURO</text:p>
          </table:table-cell>
          <table:table-cell table:style-name="ce6" office:value-type="float" office:value="-5.65" calcext:value-type="float">
            <text:p>-5,65</text:p>
          </table:table-cell>
          <table:table-cell table:style-name="ce7" office:value-type="string" calcext:value-type="string">
            <text:p>016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7-04" calcext:value-type="date">
            <text:p>04/07/2019</text:p>
          </table:table-cell>
          <table:table-cell table:style-name="ce4" office:value-type="date" office:date-value="2019-07-02" calcext:value-type="date">
            <text:p>02/07/2019</text:p>
          </table:table-cell>
          <table:table-cell table:style-name="ce5" office:value-type="string" calcext:value-type="string">
            <text:p>PAGAMENTO VISA E-Commerce del 02/07/2019 CARTA *0971 <text:s text:c="3"/>DI EUR <text:s text:c="10"/>14,44 SCALEWAY PARIS</text:p>
          </table:table-cell>
          <table:table-cell table:style-name="ce6" office:value-type="float" office:value="-14.44" calcext:value-type="float">
            <text:p>-14,44</text:p>
          </table:table-cell>
          <table:table-cell table:style-name="ce7" office:value-type="string" calcext:value-type="string">
            <text:p>043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7-09" calcext:value-type="date">
            <text:p>09/07/2019</text:p>
          </table:table-cell>
          <table:table-cell table:style-name="ce5" office:value-type="string" calcext:value-type="string">
            <text:p>COMMISSIONI - PROVVIGIONI - SPESE Addeb. del 30/06/2019 REB 40102703 - MULTIC. BUS.</text:p>
          </table:table-cell>
          <table:table-cell table:style-name="ce6" office:value-type="float" office:value="-6.1" calcext:value-type="float">
            <text:p>-6,10</text:p>
          </table:table-cell>
          <table:table-cell table:style-name="ce7" office:value-type="string" calcext:value-type="string">
            <text:p>016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7-11" calcext:value-type="date">
            <text:p>11/07/2019</text:p>
          </table:table-cell>
          <table:table-cell table:style-name="ce5" office:value-type="string" calcext:value-type="string">
            <text:p>BONIFICO A VOSTRO FAVORE BONIFICO SEPA DA <text:s/>XXX PER <text:s/>Quota associativa COMM <text:s text:c="13"/>0,00 SPESE <text:s text:c="13"/>0,00 TRN 1001191927004384</text:p>
          </table:table-cell>
          <table:table-cell table:style-name="ce6" office:value-type="float" office:value="25" calcext:value-type="float">
            <text:p>25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7-11" calcext:value-type="date">
            <text:p>11/07/2019</text:p>
          </table:table-cell>
          <table:table-cell table:style-name="ce5" office:value-type="string" calcext:value-type="string">
            <text:p>BONIFICO A VOSTRO FAVORE BONIFICO SEPA DA <text:s/>XXX PER <text:s/>XXX Pagamento quota iscrizione TRN 1001191927027994</text:p>
          </table:table-cell>
          <table:table-cell table:style-name="ce6" office:value-type="float" office:value="10" calcext:value-type="float">
            <text:p>1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7-24" calcext:value-type="date">
            <text:p>24/07/2019</text:p>
          </table:table-cell>
          <table:table-cell table:style-name="ce4" office:value-type="date" office:date-value="2019-07-19" calcext:value-type="date">
            <text:p>19/07/2019</text:p>
          </table:table-cell>
          <table:table-cell table:style-name="ce5" office:value-type="string" calcext:value-type="string">
            <text:p>PAGAMENTO VISA del 19/07/2019 CARTA *0971 <text:s text:c="3"/>DI EUR <text:s text:c="9"/>150,00 GANDI NET STRASSEN</text:p>
          </table:table-cell>
          <table:table-cell table:style-name="ce6" office:value-type="float" office:value="-150" calcext:value-type="float">
            <text:p>-150,00</text:p>
          </table:table-cell>
          <table:table-cell table:style-name="ce7" office:value-type="string" calcext:value-type="string">
            <text:p>043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7-28" calcext:value-type="date">
            <text:p>28/07/2019</text:p>
          </table:table-cell>
          <table:table-cell table:style-name="ce5" office:value-type="string" calcext:value-type="string">
            <text:p>BONIFICO A VOSTRO FAVORE BONIFICO ISTANTANEO DEL 28.07.2019 ALLE 07.22.51 DA <text:s/>XXX PER <text:s/>Donazione al PP-IT YYY</text:p>
          </table:table-cell>
          <table:table-cell table:style-name="ce6" office:value-type="float" office:value="200" calcext:value-type="float">
            <text:p>20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7-30" calcext:value-type="date">
            <text:p>30/07/2019</text:p>
          </table:table-cell>
          <table:table-cell table:style-name="ce5" office:value-type="string" calcext:value-type="string">
            <text:p>BONIFICO A VOSTRO FAVORE BONIFICO SEPA DA <text:s/>XXX PER <text:s/>tesseramento XXX anno 201 9 TRN 1001192117023957</text:p>
          </table:table-cell>
          <table:table-cell table:style-name="ce6" office:value-type="float" office:value="30" calcext:value-type="float">
            <text:p>3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8-01" calcext:value-type="date">
            <text:p>01/08/2019</text:p>
          </table:table-cell>
          <table:table-cell table:style-name="ce5" office:value-type="string" calcext:value-type="string">
            <text:p>IMPRENDO ONE <text:s/>COSTO FISSO MESE DI LUGLIO 2019</text:p>
          </table:table-cell>
          <table:table-cell table:style-name="ce6" office:value-type="float" office:value="-10" calcext:value-type="float">
            <text:p>-10,00</text:p>
          </table:table-cell>
          <table:table-cell table:style-name="ce7" office:value-type="string" calcext:value-type="string">
            <text:p>198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8-05" calcext:value-type="date">
            <text:p>05/08/2019</text:p>
          </table:table-cell>
          <table:table-cell table:style-name="ce4" office:value-type="date" office:date-value="2019-08-01" calcext:value-type="date">
            <text:p>01/08/2019</text:p>
          </table:table-cell>
          <table:table-cell table:style-name="ce5" office:value-type="string" calcext:value-type="string">
            <text:p>PAGAMENTO VISA del 01/08/2019 CARTA *0971 <text:s text:c="3"/>DI USD <text:s text:c="10"/>54,40 DIGITALOCEAN.COM DIGITALOCEAN.</text:p>
          </table:table-cell>
          <table:table-cell table:style-name="ce6" office:value-type="float" office:value="-49.34" calcext:value-type="float">
            <text:p>-49,34</text:p>
          </table:table-cell>
          <table:table-cell table:style-name="ce7" office:value-type="string" calcext:value-type="string">
            <text:p>043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8-05" calcext:value-type="date">
            <text:p>05/08/2019</text:p>
          </table:table-cell>
          <table:table-cell table:style-name="ce4" office:value-type="date" office:date-value="2019-08-01" calcext:value-type="date">
            <text:p>01/08/2019</text:p>
          </table:table-cell>
          <table:table-cell table:style-name="ce5" office:value-type="string" calcext:value-type="string">
            <text:p>COMMISSIONI - PROVVIGIONI - SPESE PAGAMENTO VISA del 01/08/2019 CARTA *0971 <text:s text:c="3"/>DI USD <text:s text:c="10"/>54,40 DIGITALOCEAN.COM <text:s text:c="9"/>DIGITALOCEAN. COMMISSIONE PER OPERAZIONE IN VALUTA EXTRA EURO</text:p>
          </table:table-cell>
          <table:table-cell table:style-name="ce6" office:value-type="float" office:value="-0.86" calcext:value-type="float">
            <text:p>-0,86</text:p>
          </table:table-cell>
          <table:table-cell table:style-name="ce7" office:value-type="string" calcext:value-type="string">
            <text:p>016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8-05" calcext:value-type="date">
            <text:p>05/08/2019</text:p>
          </table:table-cell>
          <table:table-cell table:style-name="ce4" office:value-type="date" office:date-value="2019-08-02" calcext:value-type="date">
            <text:p>02/08/2019</text:p>
          </table:table-cell>
          <table:table-cell table:style-name="ce5" office:value-type="string" calcext:value-type="string">
            <text:p>PAGAMENTO VISA E-Commerce del 02/08/2019 CARTA *0971 <text:s text:c="3"/>DI EUR <text:s text:c="10"/>23,13 SCALEWAY PARIS</text:p>
          </table:table-cell>
          <table:table-cell table:style-name="ce6" office:value-type="float" office:value="-23.13" calcext:value-type="float">
            <text:p>-23,13</text:p>
          </table:table-cell>
          <table:table-cell table:style-name="ce7" office:value-type="string" calcext:value-type="string">
            <text:p>043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8-08" calcext:value-type="date">
            <text:p>08/08/2019</text:p>
          </table:table-cell>
          <table:table-cell table:style-name="ce5" office:value-type="string" calcext:value-type="string">
            <text:p>COMMISSIONI - PROVVIGIONI - SPESE Addeb. del 31/07/2019 REB 40102703 - MULTIC. BUS.</text:p>
          </table:table-cell>
          <table:table-cell table:style-name="ce6" office:value-type="float" office:value="-6.1" calcext:value-type="float">
            <text:p>-6,10</text:p>
          </table:table-cell>
          <table:table-cell table:style-name="ce7" office:value-type="string" calcext:value-type="string">
            <text:p>016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8-09" calcext:value-type="date">
            <text:p>09/08/2019</text:p>
          </table:table-cell>
          <table:table-cell table:style-name="ce5" office:value-type="string" calcext:value-type="string">
            <text:p>BONIFICO A VOSTRO FAVORE BONIFICO SEPA DA <text:s/>XXX PER <text:s/>XXX - Iscrizion e TRN 1001192217018866</text:p>
          </table:table-cell>
          <table:table-cell table:style-name="ce6" office:value-type="float" office:value="10" calcext:value-type="float">
            <text:p>1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8-09" calcext:value-type="date">
            <text:p>09/08/2019</text:p>
          </table:table-cell>
          <table:table-cell table:style-name="ce5" office:value-type="string" calcext:value-type="string">
            <text:p>BONIFICO A VOSTRO FAVORE BONIFICO SEPA DA <text:s/>XXX PER <text:s/>Pagamento quota iscrizione XXX TRN 1001192217031399</text:p>
          </table:table-cell>
          <table:table-cell table:style-name="ce6" office:value-type="float" office:value="10" calcext:value-type="float">
            <text:p>1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8-20" calcext:value-type="date">
            <text:p>20/08/2019</text:p>
          </table:table-cell>
          <table:table-cell table:style-name="ce5" office:value-type="string" calcext:value-type="string">
            <text:p>BONIFICO A VOSTRO FAVORE BONIFICO SEPA DA <text:s/>XXX PER <text:s/>Iscrizione XXX anno 2 019 TRN 1001192327012397</text:p>
          </table:table-cell>
          <table:table-cell table:style-name="ce6" office:value-type="float" office:value="10" calcext:value-type="float">
            <text:p>1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8-26" calcext:value-type="date">
            <text:p>26/08/2019</text:p>
          </table:table-cell>
          <table:table-cell table:style-name="ce5" office:value-type="string" calcext:value-type="string">
            <text:p>BONIFICO A VOSTRO FAVORE BONIFICO SEPA DA <text:s/>XXX PER <text:s/>DONAZIONE ANNO 2019 COMM <text:s text:c="13"/>0,00 SPESE <text:s text:c="13"/>0,00 TRN 1001192387007041</text:p>
          </table:table-cell>
          <table:table-cell table:style-name="ce6" office:value-type="float" office:value="10" calcext:value-type="float">
            <text:p>1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8-29" calcext:value-type="date">
            <text:p>29/08/2019</text:p>
          </table:table-cell>
          <table:table-cell table:style-name="ce5" office:value-type="string" calcext:value-type="string">
            <text:p>BONIFICO A VOSTRO FAVORE BONIFICO SEPA DA <text:s/>XXX PER <text:s/>ISCRIZIONE COMM <text:s text:c="13"/>0,00 SPESE <text:s text:c="13"/>0,00 TRN 1001192417010009</text:p>
          </table:table-cell>
          <table:table-cell table:style-name="ce6" office:value-type="float" office:value="10" calcext:value-type="float">
            <text:p>1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9-02" calcext:value-type="date">
            <text:p>02/09/2019</text:p>
          </table:table-cell>
          <table:table-cell table:style-name="ce4" office:value-type="date" office:date-value="2019-09-01" calcext:value-type="date">
            <text:p>01/09/2019</text:p>
          </table:table-cell>
          <table:table-cell table:style-name="ce5" office:value-type="string" calcext:value-type="string">
            <text:p>IMPRENDO ONE <text:s/>COSTO FISSO MESE DI AGOSTO 2019</text:p>
          </table:table-cell>
          <table:table-cell table:style-name="ce6" office:value-type="float" office:value="-10" calcext:value-type="float">
            <text:p>-10,00</text:p>
          </table:table-cell>
          <table:table-cell table:style-name="ce7" office:value-type="string" calcext:value-type="string">
            <text:p>198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9-03" calcext:value-type="date">
            <text:p>03/09/2019</text:p>
          </table:table-cell>
          <table:table-cell table:style-name="ce4" office:value-type="date" office:date-value="2019-09-01" calcext:value-type="date">
            <text:p>01/09/2019</text:p>
          </table:table-cell>
          <table:table-cell table:style-name="ce5" office:value-type="string" calcext:value-type="string">
            <text:p>PAGAMENTO VISA del 01/09/2019 CARTA *0971 <text:s text:c="3"/>DI USD <text:s text:c="10"/>56,43 DIGITALOCEAN.COM DIGITALOCEAN.</text:p>
          </table:table-cell>
          <table:table-cell table:style-name="ce6" office:value-type="float" office:value="-51.48" calcext:value-type="float">
            <text:p>-51,48</text:p>
          </table:table-cell>
          <table:table-cell table:style-name="ce7" office:value-type="string" calcext:value-type="string">
            <text:p>043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9-03" calcext:value-type="date">
            <text:p>03/09/2019</text:p>
          </table:table-cell>
          <table:table-cell table:style-name="ce4" office:value-type="date" office:date-value="2019-09-01" calcext:value-type="date">
            <text:p>01/09/2019</text:p>
          </table:table-cell>
          <table:table-cell table:style-name="ce5" office:value-type="string" calcext:value-type="string">
            <text:p>COMMISSIONI - PROVVIGIONI - SPESE PAGAMENTO VISA del 01/09/2019 CARTA *0971 <text:s text:c="3"/>DI USD <text:s text:c="10"/>56,43 DIGITALOCEAN.COM <text:s text:c="9"/>DIGITALOCEAN. COMMISSIONE PER OPERAZIONE IN VALUTA EXTRA EURO</text:p>
          </table:table-cell>
          <table:table-cell table:style-name="ce6" office:value-type="float" office:value="-0.9" calcext:value-type="float">
            <text:p>-0,90</text:p>
          </table:table-cell>
          <table:table-cell table:style-name="ce7" office:value-type="string" calcext:value-type="string">
            <text:p>016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9-05" calcext:value-type="date">
            <text:p>05/09/2019</text:p>
          </table:table-cell>
          <table:table-cell table:style-name="ce4" office:value-type="date" office:date-value="2019-09-03" calcext:value-type="date">
            <text:p>03/09/2019</text:p>
          </table:table-cell>
          <table:table-cell table:style-name="ce5" office:value-type="string" calcext:value-type="string">
            <text:p>PAGAMENTO VISA E-Commerce del 03/09/2019 CARTA *0971 <text:s text:c="3"/>DI EUR <text:s text:c="10"/>27,61 SCALEWAY PARIS</text:p>
          </table:table-cell>
          <table:table-cell table:style-name="ce6" office:value-type="float" office:value="-27.61" calcext:value-type="float">
            <text:p>-27,61</text:p>
          </table:table-cell>
          <table:table-cell table:style-name="ce7" office:value-type="string" calcext:value-type="string">
            <text:p>043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9-09" calcext:value-type="date">
            <text:p>09/09/2019</text:p>
          </table:table-cell>
          <table:table-cell table:style-name="ce5" office:value-type="string" calcext:value-type="string">
            <text:p>COMMISSIONI - PROVVIGIONI - SPESE Addeb. del 31/08/2019 REB 40102703 - MULTIC. BUS.</text:p>
          </table:table-cell>
          <table:table-cell table:style-name="ce6" office:value-type="float" office:value="-6.1" calcext:value-type="float">
            <text:p>-6,10</text:p>
          </table:table-cell>
          <table:table-cell table:style-name="ce7" office:value-type="string" calcext:value-type="string">
            <text:p>016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9-18" calcext:value-type="date">
            <text:p>18/09/2019</text:p>
          </table:table-cell>
          <table:table-cell table:style-name="ce5" office:value-type="string" calcext:value-type="string">
            <text:p>BONIFICO A VOSTRO FAVORE BONIFICO SEPA DA <text:s/>XXX PER <text:s/>Rinnovo quota associativa 2019 XXX TRN 1001192617000065</text:p>
          </table:table-cell>
          <table:table-cell table:style-name="ce6" office:value-type="float" office:value="10" calcext:value-type="float">
            <text:p>1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9-27" calcext:value-type="date">
            <text:p>27/09/2019</text:p>
          </table:table-cell>
          <table:table-cell table:style-name="ce5" office:value-type="string" calcext:value-type="string">
            <text:p>BONIFICO A VOSTRO FAVORE BONIFICO SEPA DA <text:s/>XXX PER <text:s/>QUOTA ISCRIZIONE ANNUALE COMM <text:s text:c="13"/>0,00 SPESE <text:s text:c="13"/>0,00 TRN 1001192707027654</text:p>
          </table:table-cell>
          <table:table-cell table:style-name="ce6" office:value-type="float" office:value="60" calcext:value-type="float">
            <text:p>6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9-30" calcext:value-type="date">
            <text:p>30/09/2019</text:p>
          </table:table-cell>
          <table:table-cell table:style-name="ce5" office:value-type="string" calcext:value-type="string">
            <text:p>COMPETENZE (INTERESSI/ONERI)</text:p>
          </table:table-cell>
          <table:table-cell table:style-name="ce6" office:value-type="float" office:value="0" calcext:value-type="float">
            <text:p>0,00</text:p>
          </table:table-cell>
          <table:table-cell table:style-name="ce7" office:value-type="string" calcext:value-type="string">
            <text:p>01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10-01" calcext:value-type="date">
            <text:p>01/10/2019</text:p>
          </table:table-cell>
          <table:table-cell table:style-name="ce5" office:value-type="string" calcext:value-type="string">
            <text:p>IMPRENDO ONE <text:s/>COSTO FISSO MESE DI SETTEMBRE 2019</text:p>
          </table:table-cell>
          <table:table-cell table:style-name="ce6" office:value-type="float" office:value="-10" calcext:value-type="float">
            <text:p>-10,00</text:p>
          </table:table-cell>
          <table:table-cell table:style-name="ce7" office:value-type="string" calcext:value-type="string">
            <text:p>19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10-01" calcext:value-type="date">
            <text:p>01/10/2019</text:p>
          </table:table-cell>
          <table:table-cell table:style-name="ce5" office:value-type="string" calcext:value-type="string">
            <text:p>BONIFICO A VOSTRO FAVORE BONIFICO SEPA DA XXX PER <text:s/>quota associativa 2019 COMM <text:s text:c="13"/>0,00 SPESE <text:s text:c="13"/>0,00 TRN 1001192747027028</text:p>
          </table:table-cell>
          <table:table-cell table:style-name="ce6" office:value-type="float" office:value="60" calcext:value-type="float">
            <text:p>60,00</text:p>
          </table:table-cell>
          <table:table-cell table:style-name="ce7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10-01" calcext:value-type="date">
            <text:p>01/10/2019</text:p>
          </table:table-cell>
          <table:table-cell table:style-name="ce4" office:value-type="date" office:date-value="2019-09-30" calcext:value-type="date">
            <text:p>30/09/2019</text:p>
          </table:table-cell>
          <table:table-cell table:style-name="ce5" office:value-type="string" calcext:value-type="string">
            <text:p>IMPOSTA BOLLO CONTO CORRENTE DPR642/72-DM24/5/2012</text:p>
          </table:table-cell>
          <table:table-cell table:style-name="ce6" office:value-type="float" office:value="-25.2" calcext:value-type="float">
            <text:p>-25,20</text:p>
          </table:table-cell>
          <table:table-cell table:style-name="ce7" office:value-type="string" calcext:value-type="string">
            <text:p>219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10-03" calcext:value-type="date">
            <text:p>03/10/2019</text:p>
          </table:table-cell>
          <table:table-cell table:style-name="ce4" office:value-type="date" office:date-value="2019-10-01" calcext:value-type="date">
            <text:p>01/10/2019</text:p>
          </table:table-cell>
          <table:table-cell table:style-name="ce5" office:value-type="string" calcext:value-type="string">
            <text:p>PAGAMENTO VISA del 01/10/2019 CARTA *0971 <text:s text:c="3"/>DI USD <text:s text:c="10"/>57,82 DIGITALOCEAN.COM DIGITALOCEAN.</text:p>
          </table:table-cell>
          <table:table-cell table:style-name="ce6" office:value-type="float" office:value="-53.15" calcext:value-type="float">
            <text:p>-53,15</text:p>
          </table:table-cell>
          <table:table-cell table:style-name="ce7" office:value-type="string" calcext:value-type="string">
            <text:p>043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10-03" calcext:value-type="date">
            <text:p>03/10/2019</text:p>
          </table:table-cell>
          <table:table-cell table:style-name="ce4" office:value-type="date" office:date-value="2019-10-01" calcext:value-type="date">
            <text:p>01/10/2019</text:p>
          </table:table-cell>
          <table:table-cell table:style-name="ce5" office:value-type="string" calcext:value-type="string">
            <text:p>COMMISSIONI - PROVVIGIONI - SPESE PAGAMENTO VISA del 01/10/2019 CARTA *0971 <text:s text:c="3"/>DI USD <text:s text:c="10"/>57,82 DIGITALOCEAN.COM <text:s text:c="9"/>DIGITALOCEAN. COMMISSIONE PER OPERAZIONE IN VALUTA EXTRA EURO</text:p>
          </table:table-cell>
          <table:table-cell table:style-name="ce6" office:value-type="float" office:value="-0.93" calcext:value-type="float">
            <text:p>-0,93</text:p>
          </table:table-cell>
          <table:table-cell table:style-name="ce7" office:value-type="string" calcext:value-type="string">
            <text:p>016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10-04" calcext:value-type="date">
            <text:p>04/10/2019</text:p>
          </table:table-cell>
          <table:table-cell table:style-name="ce4" office:value-type="date" office:date-value="2019-10-02" calcext:value-type="date">
            <text:p>02/10/2019</text:p>
          </table:table-cell>
          <table:table-cell table:style-name="ce5" office:value-type="string" calcext:value-type="string">
            <text:p>PAGAMENTO VISA E-Commerce del 02/10/2019 CARTA *0971 <text:s text:c="3"/>DI EUR <text:s text:c="10"/>23,14 SCALEWAY PARIS</text:p>
          </table:table-cell>
          <table:table-cell table:style-name="ce6" office:value-type="float" office:value="-23.14" calcext:value-type="float">
            <text:p>-23,14</text:p>
          </table:table-cell>
          <table:table-cell table:style-name="ce7" office:value-type="string" calcext:value-type="string">
            <text:p>043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10-08" calcext:value-type="date">
            <text:p>08/10/2019</text:p>
          </table:table-cell>
          <table:table-cell table:style-name="ce5" office:value-type="string" calcext:value-type="string">
            <text:p>COMMISSIONI - PROVVIGIONI - SPESE Addeb. del 30/09/2019 REB 40102703 - MULTIC. BUS.</text:p>
          </table:table-cell>
          <table:table-cell table:style-name="ce6" office:value-type="float" office:value="-6.1" calcext:value-type="float">
            <text:p>-6,10</text:p>
          </table:table-cell>
          <table:table-cell table:style-name="ce7" office:value-type="string" calcext:value-type="string">
            <text:p>016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10-11" calcext:value-type="date">
            <text:p>11/10/2019</text:p>
          </table:table-cell>
          <table:table-cell table:style-name="ce5" office:value-type="string" calcext:value-type="string">
            <text:p>BONIFICO SEPA A <text:s/>PARTI PIRATE EUROPEN PER <text:s/>PARTITO PIRATA MEMBERSHIP FEE FOR T HE YEAR 2019 COMM <text:s text:c="13"/>5,00 SPESE <text:s text:c="13"/>0,00</text:p>
          </table:table-cell>
          <table:table-cell table:style-name="ce6" office:value-type="float" office:value="-305" calcext:value-type="float">
            <text:p>-305,00</text:p>
          </table:table-cell>
          <table:table-cell table:style-name="ce7" office:value-type="string" calcext:value-type="string">
            <text:p>20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10-11" calcext:value-type="date">
            <text:p>11/10/2019</text:p>
          </table:table-cell>
          <table:table-cell table:style-name="ce5" office:value-type="string" calcext:value-type="string">
            <text:p>BONIFICO SEPA A <text:s/>ASSOCIAZIONE LAVORO E INTEGRAZIONE PER <text:s/>acconto fattura 144/2019 Partito Pi rata COMM <text:s text:c="13"/>5,00 SPESE <text:s text:c="13"/>0,00</text:p>
          </table:table-cell>
          <table:table-cell table:style-name="ce6" office:value-type="float" office:value="-859" calcext:value-type="float">
            <text:p>-859,00</text:p>
          </table:table-cell>
          <table:table-cell table:style-name="ce7" office:value-type="string" calcext:value-type="string">
            <text:p>208</text:p>
          </table:table-cell>
          <table:table-cell table:number-columns-repeated="1019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0P0"/>
    </number:currency-style>
    <number:number-style style:name="N10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$</loext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3P2" style:volatile="true">
      <loext:text> </loext:text>
      <loext:fill-character> </loext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2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4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5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1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vimenti" style:display-name="PageStyle_Moviment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d3bf12ecb743fc0d20e0be0c58ca359301eb705f</meta:generator>
    <dc:date>2019-10-11T20:20:14.389373178</dc:date>
    <meta:editing-duration>PT34M7S</meta:editing-duration>
    <meta:editing-cycles>9</meta:editing-cycles>
    <meta:document-statistic meta:table-count="1" meta:cell-count="443" meta:object-count="0"/>
  </office:meta>
</office:document-meta>
</file>